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f7ce" officeooo:paragraph-rsid="0014f7ce"/>
    </style:style>
    <style:style style:name="P2" style:family="paragraph" style:parent-style-name="Standard">
      <style:text-properties officeooo:rsid="0016e0aa" officeooo:paragraph-rsid="0016e0aa"/>
    </style:style>
    <style:style style:name="P3" style:family="paragraph" style:parent-style-name="Standard">
      <style:text-properties officeooo:rsid="0018bd74" officeooo:paragraph-rsid="0018bd74"/>
    </style:style>
    <style:style style:name="P4" style:family="paragraph" style:parent-style-name="Standard">
      <style:text-properties officeooo:rsid="0018f366" officeooo:paragraph-rsid="0018f366"/>
    </style:style>
    <style:style style:name="P5" style:family="paragraph" style:parent-style-name="Standard">
      <style:text-properties officeooo:rsid="001a8cee" officeooo:paragraph-rsid="001a8cee"/>
    </style:style>
    <style:style style:name="P6" style:family="paragraph" style:parent-style-name="Standard">
      <style:text-properties officeooo:rsid="001c861f" officeooo:paragraph-rsid="001c861f"/>
    </style:style>
    <style:style style:name="P7" style:family="paragraph" style:parent-style-name="Standard">
      <style:text-properties officeooo:rsid="001d4e80" officeooo:paragraph-rsid="001d4e80"/>
    </style:style>
    <style:style style:name="P8" style:family="paragraph" style:parent-style-name="Standard">
      <style:text-properties officeooo:rsid="001f9a24" officeooo:paragraph-rsid="001f9a24"/>
    </style:style>
    <style:style style:name="P9" style:family="paragraph" style:parent-style-name="Standard">
      <style:text-properties officeooo:rsid="00223f26" officeooo:paragraph-rsid="00223f26"/>
    </style:style>
    <style:style style:name="P10" style:family="paragraph" style:parent-style-name="Standard">
      <style:text-properties officeooo:rsid="0022a0fa" officeooo:paragraph-rsid="0022a0fa"/>
    </style:style>
    <style:style style:name="P11" style:family="paragraph" style:parent-style-name="Standard">
      <style:text-properties officeooo:rsid="00286ab9" officeooo:paragraph-rsid="00286ab9"/>
    </style:style>
    <style:style style:name="P12" style:family="paragraph" style:parent-style-name="Standard">
      <style:text-properties officeooo:rsid="002accb0" officeooo:paragraph-rsid="002accb0"/>
    </style:style>
    <style:style style:name="P13" style:family="paragraph" style:parent-style-name="Standard">
      <style:text-properties officeooo:rsid="002c61da" officeooo:paragraph-rsid="002c61da"/>
    </style:style>
    <style:style style:name="P14" style:family="paragraph" style:parent-style-name="Standard">
      <style:text-properties officeooo:rsid="002dc153" officeooo:paragraph-rsid="002dc153"/>
    </style:style>
    <style:style style:name="P15" style:family="paragraph" style:parent-style-name="Standard">
      <style:text-properties officeooo:rsid="003215d3" officeooo:paragraph-rsid="003215d3"/>
    </style:style>
    <style:style style:name="P16" style:family="paragraph" style:parent-style-name="Standard">
      <style:text-properties officeooo:rsid="00337135" officeooo:paragraph-rsid="00337135"/>
    </style:style>
    <style:style style:name="P17" style:family="paragraph" style:parent-style-name="Standard">
      <style:text-properties officeooo:rsid="003b73f5" officeooo:paragraph-rsid="003b73f5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fo:font-size="10pt" officeooo:rsid="00147c47" officeooo:paragraph-rsid="00147c47" style:font-size-asian="10pt" style:font-size-complex="10pt"/>
    </style:style>
    <style:style style:name="P20" style:family="paragraph" style:parent-style-name="Standard">
      <style:text-properties fo:font-size="10pt" officeooo:rsid="0014f7ce" officeooo:paragraph-rsid="0014f7ce" style:font-size-asian="10pt" style:font-size-complex="10pt"/>
    </style:style>
    <style:style style:name="P21" style:family="paragraph" style:parent-style-name="Standard">
      <style:text-properties fo:font-size="10pt" officeooo:rsid="0016e0aa" officeooo:paragraph-rsid="0016e0aa" style:font-size-asian="10pt" style:font-size-complex="10pt"/>
    </style:style>
    <style:style style:name="P22" style:family="paragraph" style:parent-style-name="Standard">
      <style:text-properties fo:font-size="10pt" officeooo:rsid="0018bd74" officeooo:paragraph-rsid="0018bd74" style:font-size-asian="10pt" style:font-size-complex="10pt"/>
    </style:style>
    <style:style style:name="P23" style:family="paragraph" style:parent-style-name="Standard">
      <style:text-properties fo:font-size="10pt" officeooo:rsid="0018f366" officeooo:paragraph-rsid="0018f366" style:font-size-asian="10pt" style:font-size-complex="10pt"/>
    </style:style>
    <style:style style:name="P24" style:family="paragraph" style:parent-style-name="Standard">
      <style:text-properties fo:font-size="10pt" officeooo:rsid="001a8cee" officeooo:paragraph-rsid="001a8cee" style:font-size-asian="10pt" style:font-size-complex="10pt"/>
    </style:style>
    <style:style style:name="P25" style:family="paragraph" style:parent-style-name="Standard">
      <style:text-properties fo:font-size="10pt" officeooo:rsid="001c861f" officeooo:paragraph-rsid="001c861f" style:font-size-asian="10pt" style:font-size-complex="10pt"/>
    </style:style>
    <style:style style:name="P26" style:family="paragraph" style:parent-style-name="Standard">
      <style:text-properties fo:font-size="10pt" officeooo:rsid="001d4e80" officeooo:paragraph-rsid="001d4e80" style:font-size-asian="10pt" style:font-size-complex="10pt"/>
    </style:style>
    <style:style style:name="P27" style:family="paragraph" style:parent-style-name="Standard">
      <style:text-properties fo:font-size="10pt" officeooo:rsid="001d4e80" officeooo:paragraph-rsid="00337135" style:font-size-asian="10pt" style:font-size-complex="10pt"/>
    </style:style>
    <style:style style:name="P28" style:family="paragraph" style:parent-style-name="Standard">
      <style:text-properties fo:font-size="10pt" officeooo:rsid="001f9a24" officeooo:paragraph-rsid="001f9a24" style:font-size-asian="10pt" style:font-size-complex="10pt"/>
    </style:style>
    <style:style style:name="P29" style:family="paragraph" style:parent-style-name="Standard">
      <style:text-properties fo:font-size="10pt" officeooo:rsid="00223f26" officeooo:paragraph-rsid="00223f26" style:font-size-asian="10pt" style:font-size-complex="10pt"/>
    </style:style>
    <style:style style:name="P30" style:family="paragraph" style:parent-style-name="Standard">
      <style:text-properties fo:font-size="10pt" officeooo:rsid="0022a0fa" officeooo:paragraph-rsid="0022a0fa" style:font-size-asian="10pt" style:font-size-complex="10pt"/>
    </style:style>
    <style:style style:name="P31" style:family="paragraph" style:parent-style-name="Standard">
      <style:text-properties fo:font-size="10pt" officeooo:rsid="00286ab9" officeooo:paragraph-rsid="00286ab9" style:font-size-asian="10pt" style:font-size-complex="10pt"/>
    </style:style>
    <style:style style:name="P32" style:family="paragraph" style:parent-style-name="Standard">
      <style:text-properties fo:font-size="10pt" officeooo:rsid="002accb0" officeooo:paragraph-rsid="002accb0" style:font-size-asian="10pt" style:font-size-complex="10pt"/>
    </style:style>
    <style:style style:name="P33" style:family="paragraph" style:parent-style-name="Standard">
      <style:text-properties fo:font-size="10pt" officeooo:rsid="002c61da" officeooo:paragraph-rsid="002c61da" style:font-size-asian="10pt" style:font-size-complex="10pt"/>
    </style:style>
    <style:style style:name="P34" style:family="paragraph" style:parent-style-name="Standard">
      <style:text-properties fo:font-size="10pt" officeooo:rsid="002dc153" officeooo:paragraph-rsid="002dc153" style:font-size-asian="10pt" style:font-size-complex="10pt"/>
    </style:style>
    <style:style style:name="P35" style:family="paragraph" style:parent-style-name="Standard">
      <style:text-properties fo:font-size="10pt" officeooo:rsid="003215d3" officeooo:paragraph-rsid="003215d3" style:font-size-asian="10pt" style:font-size-complex="10pt"/>
    </style:style>
    <style:style style:name="P36" style:family="paragraph" style:parent-style-name="Standard">
      <style:text-properties fo:font-size="10pt" officeooo:rsid="00337135" officeooo:paragraph-rsid="00337135" style:font-size-asian="10pt" style:font-size-complex="10pt"/>
    </style:style>
    <style:style style:name="P37" style:family="paragraph" style:parent-style-name="Standard">
      <style:text-properties fo:font-size="10pt" officeooo:rsid="003a1676" officeooo:paragraph-rsid="003a1676" style:font-size-asian="10pt" style:font-size-complex="10pt"/>
    </style:style>
    <style:style style:name="P38" style:family="paragraph" style:parent-style-name="Standard">
      <style:text-properties fo:font-size="10pt" officeooo:rsid="003b73f5" officeooo:paragraph-rsid="003b73f5" style:font-size-asian="10pt" style:font-size-complex="10pt"/>
    </style:style>
    <style:style style:name="T1" style:family="text">
      <style:text-properties officeooo:rsid="00186596"/>
    </style:style>
    <style:style style:name="T2" style:family="text">
      <style:text-properties officeooo:rsid="0035a13f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9">SK LINK FOR AR:</text:p>
      <text:p text:style-name="P19"/>
      <text:p text:style-name="P20">1. Human body segmentation</text:p>
      <text:p text:style-name="P1"><text:a xlink:type="simple" xlink:href="https://blog.tensorflow.org/2019/11/updated-bodypix-2.html" text:style-name="Internet_20_link" text:visited-style-name="Visited_20_Internet_20_Link"><text:span text:style-name="T5">https://blog.tensorflow.org/2019/11/updated-bodypix-2.html</text:span></text:a></text:p>
      <text:p text:style-name="P20">https://github.com/tensorflow/tfjs-models/tree/master/body-pix</text:p>
      <text:p text:style-name="P21">2. <text:s/><text:span text:style-name="T1">AR with Opencv:</text:span></text:p>
      <text:p text:style-name="P2"><text:a xlink:type="simple" xlink:href="https://medium.com/@adel.qadd/arkit-4-0-very-very-long-wishlist-35d26001755f" text:style-name="Internet_20_link" text:visited-style-name="Visited_20_Internet_20_Link"><text:span text:style-name="T5">https://medium.com/@adel.qadd/arkit-4-0-very-very-long-wishlist-35d26001755f</text:span></text:a></text:p>
      <text:p text:style-name="P22">3. 3d rendering reference:</text:p>
      <text:p text:style-name="P3"><text:a xlink:type="simple" xlink:href="https://developer.apple.com/documentation/arkit/world_tracking/placing_objects_and_handling_3d_interaction" text:style-name="Internet_20_link" text:visited-style-name="Visited_20_Internet_20_Link"><text:span text:style-name="T5">https://developer.apple.com/documentation/arkit/world_tracking/placing_objects_and_handling_3d_interaction</text:span></text:a></text:p>
      <text:p text:style-name="P22"/>
      <text:p text:style-name="P23">4. AR Twitter Link:</text:p>
      <text:p text:style-name="P4"><text:a xlink:type="simple" xlink:href="https://twitter.com/obsessVR/status/899746474120146945" text:style-name="Internet_20_link" text:visited-style-name="Visited_20_Internet_20_Link"><text:span text:style-name="T5">https://twitter.com/obsessVR/status/899746474120146945</text:span></text:a></text:p>
      <text:p text:style-name="P4"><text:a xlink:type="simple" xlink:href="https://twitter.com/hashtag/AugmentedReality?src=hashtag_click" text:style-name="Internet_20_link" text:visited-style-name="Visited_20_Internet_20_Link"><text:span text:style-name="T5">https://twitter.com/hashtag/AugmentedReality?src=hashtag_click</text:span></text:a></text:p>
      <text:p text:style-name="P23"/>
      <text:p text:style-name="P24">5.E -Dressing Link Opencv</text:p>
      <text:p text:style-name="P5"><text:a xlink:type="simple" xlink:href="https://github.com/iamsusmitha/E-Dressing" text:style-name="Internet_20_link" text:visited-style-name="Visited_20_Internet_20_Link"><text:span text:style-name="T5">https://github.com/iamsusmitha/E-Dressing</text:span></text:a></text:p>
      <text:p text:style-name="P25">6. USDZ 3d Download Link</text:p>
      <text:p text:style-name="P6"><text:a xlink:type="simple" xlink:href="https://developer.apple.com/augmented-reality/quick-look/" text:style-name="Internet_20_link" text:visited-style-name="Visited_20_Internet_20_Link"><text:span text:style-name="T5">https://developer.apple.com/augmented-reality/quick-look/</text:span></text:a></text:p>
      <text:p text:style-name="P26">7. Human 3D model form Link</text:p>
      <text:p text:style-name="P7"><text:a xlink:type="simple" xlink:href="https://tukatech.com/3d-virtual-model-library/" text:style-name="Internet_20_link" text:visited-style-name="Visited_20_Internet_20_Link"><text:span text:style-name="T5">https://tukatech.com/3d-virtual-model-library/</text:span></text:a></text:p>
      <text:p text:style-name="P7"><text:a xlink:type="simple" xlink:href="https://www.styku.com/" text:style-name="Internet_20_link" text:visited-style-name="Visited_20_Internet_20_Link"><text:span text:style-name="T5">https://www.styku.com/</text:span></text:a></text:p>
      <text:p text:style-name="P26"/>
      <text:p text:style-name="P28">8. 3D Dress download Link:</text:p>
      <text:p text:style-name="P8"><text:a xlink:type="simple" xlink:href="https://www.cgtrader.com/items/2001672/download-page" text:style-name="Internet_20_link" text:visited-style-name="Visited_20_Internet_20_Link"><text:span text:style-name="T5">https://www.cgtrader.com/items/2001672/download-page</text:span></text:a></text:p>
      <text:p text:style-name="P8"><text:a xlink:type="simple" xlink:href="https://www.turbosquid.com/Search/3D-Models/free/human" text:style-name="Internet_20_link" text:visited-style-name="Visited_20_Internet_20_Link"><text:span text:style-name="T5">https://www.turbosquid.com/Search/3D-Models/free/human</text:span></text:a></text:p>
      <text:p text:style-name="P28"/>
      <text:p text:style-name="P29">9.AR Languge Link:</text:p>
      <text:p text:style-name="P9"><text:a xlink:type="simple" xlink:href="https://howtocreateapps.com/programming-languages-ar/" text:style-name="Internet_20_link" text:visited-style-name="Visited_20_Internet_20_Link"><text:span text:style-name="T5">https://howtocreateapps.com/programming-languages-ar/</text:span></text:a></text:p>
      <text:p text:style-name="P30">10. Arkit Link github:</text:p>
      <text:p text:style-name="P10"><text:a xlink:type="simple" xlink:href="https://github.com/awseeley/Swift-ARKit-Tutorial" text:style-name="Internet_20_link" text:visited-style-name="Visited_20_Internet_20_Link"><text:span text:style-name="T5">https://github.com/awseeley/Swift-ARKit-Tutorial</text:span></text:a></text:p>
      <text:p text:style-name="P10"><text:a xlink:type="simple" xlink:href="https://github.com/lzhbrian/Clothes-3D" text:style-name="Internet_20_link" text:visited-style-name="Visited_20_Internet_20_Link"><text:span text:style-name="T5">https://github.com/lzhbrian/Clothes-3D</text:span></text:a></text:p>
      <text:p text:style-name="P31">10. AR with IOS Link:</text:p>
      <text:p text:style-name="P11"><text:a xlink:type="simple" xlink:href="https://stackoverflow.com/questions/58995442/detect-a-object-using-camera-and-position-a-3d-object-using-arkit-in-ios" text:style-name="Internet_20_link" text:visited-style-name="Visited_20_Internet_20_Link"><text:span text:style-name="T5">https://stackoverflow.com/questions/58995442/detect-a-object-using-camera-and-position-a-3d-object-using-arkit-in-ios</text:span></text:a></text:p>
      <text:p text:style-name="P32">11. AR &amp; Swift Link:</text:p>
      <text:p text:style-name="P12"><text:a xlink:type="simple" xlink:href="https://medium.com/@rajajawahar77/creating-3d-objects-and-playing-videos-through-scplane-in-arkit-40e6d755d99f" text:style-name="Internet_20_link" text:visited-style-name="Visited_20_Internet_20_Link"><text:span text:style-name="T5">https://medium.com/@rajajawahar77/creating-3d-objects-and-playing-videos-through-scplane-in-arkit-40e6d755d99f</text:span></text:a></text:p>
      <text:p text:style-name="P33">12. AR Kit with 2d Detected Image:</text:p>
      <text:p text:style-name="P13"><text:a xlink:type="simple" xlink:href="https://www.appcoda.com/arkit-image-recognition/" text:style-name="Internet_20_link" text:visited-style-name="Visited_20_Internet_20_Link"><text:span text:style-name="T5">https://www.appcoda.com/arkit-image-recognition/</text:span></text:a></text:p>
      <text:p text:style-name="P13"><text:a xlink:type="simple" xlink:href="https://medium.com/artris/artris-part-1-sharing-a-virtual-object-and-placing-it-e91290263f3f" text:style-name="Internet_20_link" text:visited-style-name="Visited_20_Internet_20_Link"><text:span text:style-name="T5">https://medium.com/artris/artris-part-1-sharing-a-virtual-object-and-placing-it-e91290263f3f</text:span></text:a></text:p>
      <text:p text:style-name="P13"><text:a xlink:type="simple" xlink:href="https://www.appcoda.com/arkit-image-recognition/" text:style-name="Internet_20_link" text:visited-style-name="Visited_20_Internet_20_Link"><text:span text:style-name="T5">https://www.appcoda.com/arkit-image-recognition/</text:span></text:a></text:p>
      <text:p text:style-name="P13"><text:a xlink:type="simple" xlink:href="https://www.appcoda.com/arkit-light-estimation/" text:style-name="Internet_20_link" text:visited-style-name="Visited_20_Internet_20_Link"><text:span text:style-name="T5">https://www.appcoda.com/arkit-light-estimation/</text:span></text:a></text:p>
      <text:p text:style-name="P34">13. Swift Link:</text:p>
      <text:p text:style-name="P14"><text:a xlink:type="simple" xlink:href="https://swift.org/getting-started/" text:style-name="Internet_20_link" text:visited-style-name="Visited_20_Internet_20_Link"><text:span text:style-name="T5">https://swift.org/getting-started/</text:span></text:a></text:p>
      <text:p text:style-name="P35">14. AR with opencv github LinkL</text:p>
      <text:p text:style-name="P15"><text:a xlink:type="simple" xlink:href="https://github.com/juangallostra/augmented-reality" text:style-name="Internet_20_link" text:visited-style-name="Visited_20_Internet_20_Link"><text:span text:style-name="T5">https://github.com/juangallostra/augmented-reality</text:span></text:a></text:p>
      <text:p text:style-name="P35"/>
      <text:p text:style-name="P36"><text:span text:style-name="T2">15 .</text:span>Opencv 3 js:</text:p>
      <text:p text:style-name="P16"><text:a xlink:type="simple" xlink:href="https://www.smashingmagazine.com/2016/02/simple-augmented-reality-with-opencv-a-three-js/" text:style-name="Internet_20_link" text:visited-style-name="Visited_20_Internet_20_Link"><text:span text:style-name="T5">https://www.smashingmagazine.com/2016/02/simple-augmented-reality-with-opencv-a-three-js/</text:span></text:a></text:p>
      <text:p text:style-name="P37">baxci 3s</text:p>
      <text:p text:style-name="P16"><text:a xlink:type="simple" xlink:href="https://threejsfundamentals.org/" text:style-name="Internet_20_link" text:visited-style-name="Visited_20_Internet_20_Link"><text:span text:style-name="T5">https://threejsfundamentals.org/</text:span></text:a></text:p>
      <text:p text:style-name="P38">16.Opencv Refernce Link:</text:p>
      <text:p text:style-name="P17"><text:a xlink:type="simple" xlink:href="https://rdmilligan.wordpress.com/2016/03/19/fruit-machine-using-augmented-reality/comment-page-1/?unapproved=7474&amp;moderation-hash=19d86226a177b69fceda67d49b2a5d11#comment-7474" text:style-name="Internet_20_link" text:visited-style-name="Visited_20_Internet_20_Link"><text:span text:style-name="T5">https://rdmilligan.wordpress.com/2016/03/19/fruit-machine-using-augmented-reality/comment-page-1/?unapproved=7474&amp;moderation-hash=19d86226a177b69fceda67d49b2a5d11#comment-7474</text:span></text:a></text:p>
      <text:p text:style-name="P17"><text:a xlink:type="simple" xlink:href="https://ahmetozlu93.medium.com/marker-less-augmented-reality-by-opencv-and-opengl-531b2af0a130" text:style-name="Internet_20_link" text:visited-style-name="Visited_20_Internet_20_Link"><text:span text:style-name="T5">https://ahmetozlu93.medium.com/marker-less-augmented-reality-by-opencv-and-opengl-531b2af0a130</text:span></text:a></text:p>
      <text:p text:style-name="P38"><text:a xlink:type="simple" xlink:href="https://rdmilligan.wordpress.com/2015/10/15/augmented-reality-using-opencv-opengl-and-blender/" text:style-name="Internet_20_link" text:visited-style-name="Visited_20_Internet_20_Link">https://rdmilligan.wordpress.com/2015/10/15/augmented-reality-using-opencv-opengl-and-blender/</text:a></text:p>
      <text:p text:style-name="P38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2T16:49:26.210336390</meta:creation-date>
    <dc:date>2021-01-12T17:13:20.966126850</dc:date>
    <meta:editing-duration>PT23M39S</meta:editing-duration>
    <meta:editing-cycles>39</meta:editing-cycles>
    <meta:generator>LibreOffice/6.0.7.3$Linux_X86_64 LibreOffice_project/00m0$Build-3</meta:generator>
    <meta:document-statistic meta:table-count="0" meta:image-count="0" meta:object-count="0" meta:page-count="1" meta:paragraph-count="47" meta:word-count="110" meta:character-count="2275" meta:non-whitespace-character-count="2211"/>
  </office:meta>
</office:document-meta>
</file>